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Standard">
      <style:paragraph-properties fo:break-before="page"/>
      <style:text-properties officeooo:rsid="00150b9f" officeooo:paragraph-rsid="00150b9f"/>
    </style:style>
    <style:style style:name="P4" style:family="paragraph" style:parent-style-name="Standard">
      <style:text-properties officeooo:rsid="00150b9f" officeooo:paragraph-rsid="00150b9f"/>
    </style:style>
    <style:style style:name="P5" style:family="paragraph" style:parent-style-name="Text_20_body">
      <style:paragraph-properties fo:padding="0.049cm" fo:border="0.06pt solid #d9d9e3"/>
    </style:style>
    <style:style style:name="P6" style:family="paragraph" style:parent-style-name="Text_20_body">
      <style:text-properties officeooo:rsid="00150b9f" officeooo:paragraph-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Ejercicio 1:</text:span></text:span> ¿Cuál es el propósito principal de la BIOS en una computadora?</text:p>
      <text:p text:style-name="P5"><text:span text:style-name="Strong_20_Emphasis"><text:span text:style-name="T1">Solución 1:</text:span></text:span> La BIOS (Basic Input/Output System) tiene como propósito principal cargar y ejecutar el firmware de inicio del sistema, que a su vez inicia el proceso de arranque del sistema operativo.</text:p>
      <text:p text:style-name="Horizontal_20_Line"/>
      <text:p text:style-name="P5"><text:span text:style-name="Strong_20_Emphasis"><text:span text:style-name="T1">Ejercicio 2:</text:span></text:span> ¿Cuál es la función del firmware UEFI en lugar de la BIOS tradicional?</text:p>
      <text:p text:style-name="P5"><text:span text:style-name="Strong_20_Emphasis"><text:span text:style-name="T1">Solución 2:</text:span></text:span> El firmware UEFI (Unified Extensible Firmware Interface) reemplaza la BIOS y ofrece una interfaz más avanzada y flexible para el inicio del sistema. Permite características como el arranque seguro, el soporte para discos duros de gran capacidad y una interfaz de usuario más moderna.</text:p>
      <text:p text:style-name="Horizontal_20_Line"/>
      <text:p text:style-name="P5"><text:span text:style-name="Strong_20_Emphasis"><text:span text:style-name="T1">Ejercicio 3:</text:span></text:span> ¿Qué representa la sigla CPU?</text:p>
      <text:p text:style-name="P5"><text:span text:style-name="Strong_20_Emphasis"><text:span text:style-name="T1">Solución 3:</text:span></text:span> CPU significa Unidad Central de Procesamiento (Central Processing Unit), que es el cerebro de una computadora y ejecuta las instrucciones de los programas.</text:p>
      <text:p text:style-name="Horizontal_20_Line"/>
      <text:p text:style-name="P5"><text:span text:style-name="Strong_20_Emphasis"><text:span text:style-name="T1">Ejercicio 4:</text:span></text:span> ¿Qué es la RAM en una computadora y cuál es su función?</text:p>
      <text:p text:style-name="P5"><text:span text:style-name="Strong_20_Emphasis"><text:span text:style-name="T1">Solución 4:</text:span></text:span> La RAM (Random Access Memory) es una memoria volátil que almacena datos y programas en uso por la computadora. Su función principal es proporcionar almacenamiento temporal para que la CPU pueda acceder rápidamente a los datos y ejecutar programas.</text:p>
      <text:p text:style-name="Horizontal_20_Line"/>
      <text:p text:style-name="P5"><text:span text:style-name="Strong_20_Emphasis"><text:span text:style-name="T1">Ejercicio 5:</text:span></text:span> ¿Cuál es la diferencia entre una tarjeta de red Ethernet y una tarjeta de red inalámbrica (Wi-Fi)?</text:p>
      <text:p text:style-name="P5"><text:span text:style-name="Strong_20_Emphasis"><text:span text:style-name="T1">Solución 5:</text:span></text:span> Una tarjeta de red Ethernet se conecta a través de cables físicos, mientras que una tarjeta de red inalámbrica utiliza conexiones inalámbricas (Wi-Fi) para comunicarse con una red.</text:p>
      <text:p text:style-name="Horizontal_20_Line"/>
      <text:p text:style-name="P5"><text:span text:style-name="Strong_20_Emphasis"><text:span text:style-name="T1">Ejercicio 6:</text:span></text:span> ¿Qué es un sistema operativo de código abierto y da un ejemplo?</text:p>
      <text:p text:style-name="P5"><text:span text:style-name="Strong_20_Emphasis"><text:span text:style-name="T1">Solución 6:</text:span></text:span> Un sistema operativo de código abierto es aquel cuyo código fuente está disponible públicamente y se puede modificar y distribuir libremente. Un ejemplo es Linux, que utiliza el kernel de Linux y es ampliamente utilizado en sistemas operativos de código abierto como Ubuntu y Fedora.</text:p>
      <text:p text:style-name="Horizontal_20_Line"/>
      <text:p text:style-name="P5"><text:soft-page-break/><text:span text:style-name="Strong_20_Emphasis"><text:span text:style-name="T1">Ejercicio 7:</text:span></text:span> ¿Qué comando se utiliza en Linux para ver la información de hardware de la CPU?</text:p>
      <text:p text:style-name="P5"><text:span text:style-name="Strong_20_Emphasis"><text:span text:style-name="T1">Solución 7:</text:span></text:span> El comando <text:span text:style-name="Source_20_Text"><text:span text:style-name="T1">lscpu</text:span></text:span> se utiliza en Linux para mostrar información detallada sobre la CPU.</text:p>
      <text:p text:style-name="Horizontal_20_Line"/>
      <text:p text:style-name="P5"><text:span text:style-name="Strong_20_Emphasis"><text:span text:style-name="T1">Ejercicio 8:</text:span></text:span> ¿Qué comando se utiliza en Linux para mostrar información sobre la memoria RAM?</text:p>
      <text:p text:style-name="P5"><text:span text:style-name="Strong_20_Emphasis"><text:span text:style-name="T1">Solución 8:</text:span></text:span> El comando <text:span text:style-name="Source_20_Text"><text:span text:style-name="T1">free -m</text:span></text:span> en Linux muestra información sobre el uso de la memoria RAM, incluyendo la memoria total, utilizada y disponible en megabytes.</text:p>
      <text:p text:style-name="Horizontal_20_Line"/>
      <text:p text:style-name="P5"><text:span text:style-name="Strong_20_Emphasis"><text:span text:style-name="T1">Ejercicio 9:</text:span></text:span> ¿Cómo puedes verificar la versión del kernel de Linux en tu sistema?</text:p>
      <text:p text:style-name="P5"><text:span text:style-name="Strong_20_Emphasis"><text:span text:style-name="T1">Solución 9:</text:span></text:span> El comando <text:span text:style-name="Source_20_Text"><text:span text:style-name="T1">uname -r</text:span></text:span> en Linux muestra la versión del kernel actualmente en uso en el sistema.</text:p>
      <text:p text:style-name="Horizontal_20_Line"/>
      <text:p text:style-name="P5"><text:span text:style-name="Strong_20_Emphasis"><text:span text:style-name="T1">Ejercicio 10:</text:span></text:span> ¿Qué es un gestor de arranque (bootloader) y cuál es su función en un sistema operativo?</text:p>
      <text:p text:style-name="P5"><text:span text:style-name="Strong_20_Emphasis"><text:span text:style-name="T1">Solución 10:</text:span></text:span> Un gestor de arranque es un programa que carga el sistema operativo en la memoria RAM durante el proceso de inicio. Su función es permitir al usuario seleccionar qué sistema operativo o kernel se debe cargar y controlar el proceso de arranque.</text:p>
      <text:p text:style-name="Horizontal_20_Line"/>
      <text:p text:style-name="P5"><text:span text:style-name="Strong_20_Emphasis"><text:span text:style-name="T1">Ejercicio 11:</text:span></text:span> ¿Cuál es la diferencia entre una CPU de 32 bits y una de 64 bits?</text:p>
      <text:p text:style-name="P5"><text:span text:style-name="Strong_20_Emphasis"><text:span text:style-name="T1">Solución 11:</text:span></text:span> Una CPU de 32 bits puede manejar instrucciones y direcciones de memoria de 32 bits, mientras que una CPU de 64 bits puede manejar instrucciones y direcciones de memoria de 64 bits. Las CPU de 64 bits suelen ofrecer un rendimiento y capacidad de direccionamiento de memoria superiores.</text:p>
      <text:p text:style-name="Horizontal_20_Line"/>
      <text:p text:style-name="P5"><text:span text:style-name="Strong_20_Emphasis"><text:span text:style-name="T1">Ejercicio 12:</text:span></text:span> ¿Qué es un sistema de archivos y cuál es su propósito en un sistema operativo?</text:p>
      <text:p text:style-name="P5"><text:span text:style-name="Strong_20_Emphasis"><text:span text:style-name="T1">Solución 12:</text:span></text:span> Un sistema de archivos es una estructura que organiza y almacena archivos y directorios en un dispositivo de almacenamiento. Su propósito es permitir la gestión, búsqueda y acceso eficiente a los datos almacenados en un sistema operativo.</text:p>
      <text:p text:style-name="Horizontal_20_Line"/>
      <text:p text:style-name="P5"><text:span text:style-name="Strong_20_Emphasis"><text:span text:style-name="T1">Ejercicio 13:</text:span></text:span> ¿Cuál es la diferencia entre una partición primaria y una partición lógica en un disco duro?</text:p>
      <text:p text:style-name="P5"><text:soft-page-break/><text:span text:style-name="Strong_20_Emphasis"><text:span text:style-name="T1">Solución 13:</text:span></text:span> Una partición primaria es una división independiente en un disco duro y puede contener un sistema de archivos o ser utilizada para el inicio del sistema. En contraste, las particiones lógicas se encuentran dentro de una partición extendida y se utilizan para organizar y almacenar datos, pero no pueden utilizarse para el inicio del sistema.</text:p>
      <text:p text:style-name="Horizontal_20_Line"/>
      <text:p text:style-name="P5"><text:span text:style-name="Strong_20_Emphasis"><text:span text:style-name="T1">Ejercicio 14:</text:span></text:span> ¿Qué significa la sigla RAID en términos de almacenamiento?</text:p>
      <text:p text:style-name="P5"><text:span text:style-name="Strong_20_Emphasis"><text:span text:style-name="T1">Solución 14:</text:span></text:span> RAID significa Redundant Array of Independent Disks, que es una técnica para combinar múltiples discos duros en un solo sistema de almacenamiento para mejorar el rendimiento y la redundancia.</text:p>
      <text:p text:style-name="Horizontal_20_Line"/>
      <text:p text:style-name="P5"><text:span text:style-name="Strong_20_Emphasis"><text:span text:style-name="T1">Ejercicio 15:</text:span></text:span> ¿Cuál es la función principal del comando <text:span text:style-name="Source_20_Text"><text:span text:style-name="T1">ls</text:span></text:span> en Linux?</text:p>
      <text:p text:style-name="P5"><text:span text:style-name="Strong_20_Emphasis"><text:span text:style-name="T1">Solución 15:</text:span></text:span> El comando <text:span text:style-name="Source_20_Text"><text:span text:style-name="T1">ls</text:span></text:span> se utiliza en Linux para listar los archivos y directorios en un directorio especificado.</text:p>
      <text:p text:style-name="Horizontal_20_Line"/>
      <text:p text:style-name="P5"><text:span text:style-name="Strong_20_Emphasis"><text:span text:style-name="T1">Ejercicio 16:</text:span></text:span> ¿Qué comando se utiliza en Linux para crear un nuevo directorio?</text:p>
      <text:p text:style-name="P5"><text:span text:style-name="Strong_20_Emphasis"><text:span text:style-name="T1">Solución 16:</text:span></text:span> El comando <text:span text:style-name="Source_20_Text"><text:span text:style-name="T1">mkdir</text:span></text:span> se utiliza en Linux para crear un nuevo directorio.</text:p>
      <text:p text:style-name="Horizontal_20_Line"/>
      <text:p text:style-name="P5"><text:span text:style-name="Strong_20_Emphasis"><text:span text:style-name="T1">Ejercicio 17:</text:span></text:span> ¿Cuál es la diferencia entre un usuario normal y un usuario root en Linux?</text:p>
      <text:p text:style-name="P5"><text:span text:style-name="Strong_20_Emphasis"><text:span text:style-name="T1">Solución 17:</text:span></text:span> Un usuario normal tiene privilegios limitados en un sistema Linux y no puede realizar tareas administrativas críticas. El usuario root es el administrador del sistema y tiene control total sobre el sistema, incluyendo permisos de administración.</text:p>
      <text:p text:style-name="Horizontal_20_Line"/>
      <text:p text:style-name="P5"><text:span text:style-name="Strong_20_Emphasis"><text:span text:style-name="T1">Ejercicio 18:</text:span></text:span> ¿Cuál es la función del comando <text:span text:style-name="Source_20_Text"><text:span text:style-name="T1">ps</text:span></text:span> en Linux?</text:p>
      <text:p text:style-name="P5"><text:span text:style-name="Strong_20_Emphasis"><text:span text:style-name="T1">Solución 18:</text:span></text:span> El comando <text:span text:style-name="Source_20_Text"><text:span text:style-name="T1">ps</text:span></text:span> se utiliza en Linux para mostrar información sobre los procesos en ejecución en el sistema, incluyendo su identificación (PID), estado y recursos utilizados.</text:p>
      <text:p text:style-name="Horizontal_20_Line"/>
      <text:p text:style-name="P5"><text:span text:style-name="Strong_20_Emphasis"><text:span text:style-name="T1">Ejercicio 19:</text:span></text:span> ¿Qué comando se utiliza en Linux para apagar o reiniciar el sistema?</text:p>
      <text:p text:style-name="P5"><text:span text:style-name="Strong_20_Emphasis"><text:span text:style-name="T1">Solución 19:</text:span></text:span> El comando <text:span text:style-name="Source_20_Text"><text:span text:style-name="T1">shutdown</text:span></text:span> se utiliza en Linux para apagar o reiniciar el sistema. Por ejemplo, <text:span text:style-name="Source_20_Text"><text:span text:style-name="T1">shutdown -r now</text:span></text:span> reiniciará el sistema de inmediato.</text:p>
      <text:p text:style-name="Horizontal_20_Line"/>
      <text:p text:style-name="P5"><text:soft-page-break/><text:span text:style-name="Strong_20_Emphasis"><text:span text:style-name="T1">Ejercicio 20:</text:span></text:span> ¿Cuál es la función del comando <text:span text:style-name="Source_20_Text"><text:span text:style-name="T1">man</text:span></text:span> en Linux?</text:p>
      <text:p text:style-name="P5"><text:span text:style-name="Strong_20_Emphasis"><text:span text:style-name="T1">Solución 20:</text:span></text:span> El comando <text:span text:style-name="Source_20_Text"><text:span text:style-name="T1">man</text:span></text:span> se utiliza en Linux para mostrar el manual (documentación) de otros comandos. Por ejemplo, <text:span text:style-name="Source_20_Text"><text:span text:style-name="T1">man ls</text:span></text:span> mostrará el manual del comando <text:span text:style-name="Source_20_Text"><text:span text:style-name="T1">ls</text:span></text:span> con detalles sobre su uso y opciones disponibles.</text:p>
      <text:p text:style-name="Standard"><text:line-break/></text:p>
      <text:p text:style-name="P3">EXTRAS</text:p>
      <text:p text:style-name="P4"/>
      <text:p text:style-name="P6"><text:span text:style-name="Strong_20_Emphasis"><text:span text:style-name="T1">Ejercicio 1:</text:span></text:span> ¿Cuál es el comando para mostrar información detallada sobre la CPU, incluyendo su modelo y velocidad?</text:p>
      <text:p text:style-name="P5"><text:span text:style-name="Strong_20_Emphasis"><text:span text:style-name="T1">Solución 1:</text:span></text:span> El comando <text:span text:style-name="Source_20_Text"><text:span text:style-name="T1">lscpu</text:span></text:span> se utiliza para mostrar información detallada sobre la CPU, incluyendo su modelo y velocidad.</text:p>
      <text:p text:style-name="Horizontal_20_Line"/>
      <text:p text:style-name="P5"><text:span text:style-name="Strong_20_Emphasis"><text:span text:style-name="T1">Ejercicio 2:</text:span></text:span> ¿Cómo se puede ver la cantidad de memoria RAM instalada en el sistema?</text:p>
      <text:p text:style-name="P5"><text:span text:style-name="Strong_20_Emphasis"><text:span text:style-name="T1">Solución 2:</text:span></text:span> El comando <text:span text:style-name="Source_20_Text"><text:span text:style-name="T1">free -m</text:span></text:span> muestra la cantidad de memoria RAM instalada en el sistema en megabytes.</text:p>
      <text:p text:style-name="Horizontal_20_Line"/>
      <text:p text:style-name="P5"><text:span text:style-name="Strong_20_Emphasis"><text:span text:style-name="T1">Ejercicio 3:</text:span></text:span> ¿Cuál es el archivo en Linux que contiene información sobre la configuración de la red, incluyendo la dirección IP?</text:p>
      <text:p text:style-name="P5"><text:span text:style-name="Strong_20_Emphasis"><text:span text:style-name="T1">Solución 3:</text:span></text:span> El archivo <text:span text:style-name="Source_20_Text"><text:span text:style-name="T1">/etc/network/interfaces</text:span></text:span> contiene información sobre la configuración de la red, incluyendo la dirección IP.</text:p>
      <text:p text:style-name="Horizontal_20_Line"/>
      <text:p text:style-name="P5"><text:span text:style-name="Strong_20_Emphasis"><text:span text:style-name="T1">Ejercicio 4:</text:span></text:span> ¿Cómo se puede cambiar la dirección IP de una interfaz de red en Linux temporalmente?</text:p>
      <text:p text:style-name="P5"><text:span text:style-name="Strong_20_Emphasis"><text:span text:style-name="T1">Solución 4:</text:span></text:span> El comando <text:span text:style-name="Source_20_Text"><text:span text:style-name="T1">ifconfig</text:span></text:span> se utiliza para cambiar la dirección IP de una interfaz de red en Linux temporalmente.</text:p>
      <text:p text:style-name="Horizontal_20_Line"/>
      <text:p text:style-name="P5"><text:span text:style-name="Strong_20_Emphasis"><text:span text:style-name="T1">Ejercicio 5:</text:span></text:span> ¿Cuál es el comando para ver una lista de los dispositivos de almacenamiento en el sistema, incluyendo discos duros y unidades USB?</text:p>
      <text:p text:style-name="P5"><text:span text:style-name="Strong_20_Emphasis"><text:span text:style-name="T1">Solución 5:</text:span></text:span> El comando <text:span text:style-name="Source_20_Text"><text:span text:style-name="T1">lsblk</text:span></text:span> se utiliza para ver una lista de los dispositivos de almacenamiento en el sistema.</text:p>
      <text:p text:style-name="Horizontal_20_Line"/>
      <text:p text:style-name="P5"><text:span text:style-name="Strong_20_Emphasis"><text:span text:style-name="T1">Ejercicio 6:</text:span></text:span> ¿Cómo se puede verificar la temperatura de la CPU en Linux?</text:p>
      <text:p text:style-name="P5"><text:span text:style-name="Strong_20_Emphasis"><text:span text:style-name="T1">Solución 6:</text:span></text:span> El comando <text:span text:style-name="Source_20_Text"><text:span text:style-name="T1">sensors</text:span></text:span> se utiliza para verificar la temperatura de la CPU en Linux.</text:p>
      <text:p text:style-name="Horizontal_20_Line"/>
      <text:p text:style-name="P5"><text:span text:style-name="Strong_20_Emphasis"><text:span text:style-name="T1">Ejercicio 7:</text:span></text:span> ¿Cuál es el archivo en Linux que contiene información sobre los dispositivos de hardware detectados durante el arranque del sistema?</text:p>
      <text:p text:style-name="P5"><text:soft-page-break/><text:span text:style-name="Strong_20_Emphasis"><text:span text:style-name="T1">Solución 7:</text:span></text:span> El archivo <text:span text:style-name="Source_20_Text"><text:span text:style-name="T1">/var/log/dmesg</text:span></text:span> contiene información sobre los dispositivos de hardware detectados durante el arranque del sistema.</text:p>
      <text:p text:style-name="Horizontal_20_Line"/>
      <text:p text:style-name="P5"><text:span text:style-name="Strong_20_Emphasis"><text:span text:style-name="T1">Ejercicio 8:</text:span></text:span> ¿Cómo se puede verificar la cantidad de espacio libre en un sistema de archivos en Linux?</text:p>
      <text:p text:style-name="P5"><text:span text:style-name="Strong_20_Emphasis"><text:span text:style-name="T1">Solución 8:</text:span></text:span> El comando <text:span text:style-name="Source_20_Text"><text:span text:style-name="T1">df</text:span></text:span> se utiliza para verificar la cantidad de espacio libre en un sistema de archivos en Linux.</text:p>
      <text:p text:style-name="Horizontal_20_Line"/>
      <text:p text:style-name="P5"><text:span text:style-name="Strong_20_Emphasis"><text:span text:style-name="T1">Ejercicio 9:</text:span></text:span> ¿Cuál es el comando para mostrar una lista de dispositivos USB conectados al sistema?</text:p>
      <text:p text:style-name="P5"><text:span text:style-name="Strong_20_Emphasis"><text:span text:style-name="T1">Solución 9:</text:span></text:span> El comando <text:span text:style-name="Source_20_Text"><text:span text:style-name="T1">lsusb</text:span></text:span> se utiliza para mostrar una lista de dispositivos USB conectados al sistema.</text:p>
      <text:p text:style-name="Horizontal_20_Line"/>
      <text:p text:style-name="P5"><text:span text:style-name="Strong_20_Emphasis"><text:span text:style-name="T1">Ejercicio 10:</text:span></text:span> ¿Cómo se puede verificar el estado de una tarjeta de red Ethernet en Linux?</text:p>
      <text:p text:style-name="P5"><text:span text:style-name="Strong_20_Emphasis"><text:span text:style-name="T1">Solución 10:</text:span></text:span> El comando <text:span text:style-name="Source_20_Text"><text:span text:style-name="T1">ethtool</text:span></text:span> se utiliza para verificar el estado de una tarjeta de red Ethernet en Linux.</text:p>
      <text:p text:style-name="Horizontal_20_Line"/>
      <text:p text:style-name="P5"><text:span text:style-name="Strong_20_Emphasis"><text:span text:style-name="T1">Ejercicio 11:</text:span></text:span> ¿Cuál es el comando para ver una lista de los módulos de kernel cargados en el sistema?</text:p>
      <text:p text:style-name="P5"><text:span text:style-name="Strong_20_Emphasis"><text:span text:style-name="T1">Solución 11:</text:span></text:span> El comando <text:span text:style-name="Source_20_Text"><text:span text:style-name="T1">lsmod</text:span></text:span> se utiliza para ver una lista de los módulos de kernel cargados en el sistema.</text:p>
      <text:p text:style-name="Horizontal_20_Line"/>
      <text:p text:style-name="P5"><text:span text:style-name="Strong_20_Emphasis"><text:span text:style-name="T1">Ejercicio 12:</text:span></text:span> ¿Cómo se puede verificar el espacio utilizado por un directorio en Linux?</text:p>
      <text:p text:style-name="P5"><text:span text:style-name="Strong_20_Emphasis"><text:span text:style-name="T1">Solución 12:</text:span></text:span> El comando <text:span text:style-name="Source_20_Text"><text:span text:style-name="T1">du</text:span></text:span> se utiliza para verificar el espacio utilizado por un directorio en Linux.</text:p>
      <text:p text:style-name="Horizontal_20_Line"/>
      <text:p text:style-name="P5"><text:span text:style-name="Strong_20_Emphasis"><text:span text:style-name="T1">Ejercicio 13:</text:span></text:span> ¿Cuál es el comando para mostrar información detallada sobre las particiones de disco en el sistema?</text:p>
      <text:p text:style-name="P5"><text:span text:style-name="Strong_20_Emphasis"><text:span text:style-name="T1">Solución 13:</text:span></text:span> El comando <text:span text:style-name="Source_20_Text"><text:span text:style-name="T1">fdisk -l</text:span></text:span> se utiliza para mostrar información detallada sobre las particiones de disco en el sistema.</text:p>
      <text:p text:style-name="Horizontal_20_Line"/>
      <text:p text:style-name="P5"><text:soft-page-break/><text:span text:style-name="Strong_20_Emphasis"><text:span text:style-name="T1">Ejercicio 14:</text:span></text:span> ¿Cómo se puede ver una lista de los dispositivos de hardware PCI en el sistema?</text:p>
      <text:p text:style-name="P5"><text:span text:style-name="Strong_20_Emphasis"><text:span text:style-name="T1">Solución 14:</text:span></text:span> El comando <text:span text:style-name="Source_20_Text"><text:span text:style-name="T1">lspci</text:span></text:span> se utiliza para ver una lista de los dispositivos de hardware PCI en el sistema.</text:p>
      <text:p text:style-name="Horizontal_20_Line"/>
      <text:p text:style-name="P5"><text:span text:style-name="Strong_20_Emphasis"><text:span text:style-name="T1">Ejercicio 15:</text:span></text:span> ¿Cuál es el archivo en Linux que contiene información sobre los dispositivos USB conectados anteriormente al sistema?</text:p>
      <text:p text:style-name="P5"><text:span text:style-name="Strong_20_Emphasis"><text:span text:style-name="T1">Solución 15:</text:span></text:span> El archivo <text:span text:style-name="Source_20_Text"><text:span text:style-name="T1">/var/log/udev</text:span></text:span> contiene información sobre los dispositivos USB conectados anteriormente al sistema.</text:p>
      <text:p text:style-name="Horizontal_20_Line"/>
      <text:p text:style-name="P5"><text:span text:style-name="Strong_20_Emphasis"><text:span text:style-name="T1">Ejercicio 16:</text:span></text:span> ¿Cómo se puede verificar la información detallada de la memoria RAM en Linux?</text:p>
      <text:p text:style-name="P5"><text:span text:style-name="Strong_20_Emphasis"><text:span text:style-name="T1">Solución 16:</text:span></text:span> El comando <text:span text:style-name="Source_20_Text"><text:span text:style-name="T1">dmidecode</text:span></text:span> se utiliza para verificar la información detallada de la memoria RAM en Linux.</text:p>
      <text:p text:style-name="Horizontal_20_Line"/>
      <text:p text:style-name="P5"><text:span text:style-name="Strong_20_Emphasis"><text:span text:style-name="T1">Ejercicio 17:</text:span></text:span> ¿Cuál es el comando para mostrar una lista de los controladores de dispositivos de hardware cargados en el sistema?</text:p>
      <text:p text:style-name="P5"><text:span text:style-name="Strong_20_Emphasis"><text:span text:style-name="T1">Solución 17:</text:span></text:span> El comando <text:span text:style-name="Source_20_Text"><text:span text:style-name="T1">lsmod</text:span></text:span> se utiliza para mostrar una lista de los controladores de dispositivos de hardware cargados en el sistema.</text:p>
      <text:p text:style-name="Horizontal_20_Line"/>
      <text:p text:style-name="P5"><text:span text:style-name="Strong_20_Emphasis"><text:span text:style-name="T1">Ejercicio 18:</text:span></text:span> ¿Cómo se puede verificar el espacio utilizado por un archivo o directorio en Linux?</text:p>
      <text:p text:style-name="P5"><text:span text:style-name="Strong_20_Emphasis"><text:span text:style-name="T1">Solución 18:</text:span></text:span> El comando <text:span text:style-name="Source_20_Text"><text:span text:style-name="T1">du</text:span></text:span> se utiliza para verificar el espacio utilizado por un archivo o directorio en Linux.</text:p>
      <text:p text:style-name="Horizontal_20_Line"/>
      <text:p text:style-name="P5"><text:span text:style-name="Strong_20_Emphasis"><text:span text:style-name="T1">Ejercicio 19:</text:span></text:span> ¿Cuál es el archivo en Linux que contiene información sobre el hardware del sistema, como la CPU y la memoria?</text:p>
      <text:p text:style-name="P5"><text:span text:style-name="Strong_20_Emphasis"><text:span text:style-name="T1">Solución 19:</text:span></text:span> El archivo <text:span text:style-name="Source_20_Text"><text:span text:style-name="T1">/proc/cpuinfo</text:span></text:span> contiene información sobre el hardware del sistema, incluyendo la CPU.</text:p>
      <text:p text:style-name="Horizontal_20_Line"/>
      <text:p text:style-name="P5"><text:span text:style-name="Strong_20_Emphasis"><text:span text:style-name="T1">Ejercicio 20:</text:span></text:span> ¿Cómo se puede verificar la información de la dirección IP de una interfaz de red en Linux?</text:p>
      <text:p text:style-name="P5"><text:soft-page-break/><text:span text:style-name="Strong_20_Emphasis"><text:span text:style-name="T1">Solución 20:</text:span></text:span> El comando <text:span text:style-name="Source_20_Text"><text:span text:style-name="T1">ifconfig</text:span></text:span> se utiliza para verificar la información de la dirección IP de una interfaz de red en Linux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5141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263cm" svg:width="5.054cm" svg:height="1.207cm" draw:z-index="4"><draw:image xlink:href="Pictures/10000001000001360000004A30263C5DB1AE7E44.png" xlink:type="simple" xlink:show="embed" xlink:actuate="onLoad" draw:mime-type="image/png"/></draw:frame>Arquitectura del sistema:<text:span text:style-name="MT1">Determinar ajustes de hardware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0:20:33.096284052</dc:date>
    <meta:editing-duration>PT15M50S</meta:editing-duration>
    <meta:editing-cycles>5</meta:editing-cycles>
    <meta:generator>LibreOffice/7.4.1.2$Linux_X86_64 LibreOffice_project/3c58a8f3a960df8bc8fd77b461821e42c061c5f0</meta:generator>
    <meta:document-statistic meta:table-count="0" meta:image-count="2" meta:object-count="0" meta:page-count="8" meta:paragraph-count="85" meta:word-count="1691" meta:character-count="10261" meta:non-whitespace-character-count="8653"/>
  </office:meta>
</office:document-meta>
</file>